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4.00pt" fo:font-weight="bold" fo:font-family="Calibri" style:font-family-asian="Calibri" style:font-family-complex="Calibri" fo:background-color="transparent" fo:color="#c0504d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right="0.10pt"/>
    </style:style>
    <style:style style:name="P5" style:family="paragraph">
      <style:paragraph-properties fo:line-height="100.00%" fo:text-align="left" fo:margin-right="0.10pt"/>
    </style:style>
    <style:style style:name="P6" style:family="paragraph">
      <style:paragraph-properties fo:line-height="100.00%" fo:text-align="left" fo:margin-right="0.10pt"/>
    </style: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right="0.10pt"/>
    </style: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2"><text:span text:style-name="T2"><text:s/><text:line-break/><text:tab/><text:tab/>ENTIER<text:s text:c="2"/></text:span><text:span text:style-name="T3">i , j,<text:s/></text:span><text:span text:style-name="T4">p, vd;</text:span><text:span text:style-name="T5"><text:line-break/><text:tab/><text:tab/></text:span><text:span text:style-name="T6">ENTIER<text:s/></text:span><text:span text:style-name="T7">nl = 10<text:line-break/><text:tab/><text:tab/></text:span><text:span text:style-name="T8">ENTIER<text:s/></text:span><text:span text:style-name="T9">nc = 2</text:span></text:p>
      <text:p text:style-name="P2"><text:span text:style-name="T9"><text:tab/><text:tab/></text:span><text:span text:style-name="T10">TABLEAU ENTIER<text:s/></text:span><text:span text:style-name="T11">tab[nl][nc]<text:line-break/><text:line-break/><text:tab/></text:span><text:span text:style-name="T12">DEBUT</text:span><text:span text:style-name="T13"><text:tab/></text:span></text:p>
      <text:p text:style-name="P3"><text:span text:style-name="T13"><text:tab/><text:tab/></text:span><text:span text:style-name="T14"/></text:p>
      <text:p text:style-name="P3"><text:span text:style-name="T14"><text:tab/><text:tab/></text:span><text:span text:style-name="T15">ECRIRE<text:s/></text:span><text:span text:style-name="T16">("Saisissez la valeur de départ")</text:span></text:p>
      <text:p text:style-name="P3"><text:span text:style-name="T16"><text:tab/><text:tab/></text:span><text:span text:style-name="T17">Lire<text:s/></text:span><text:span text:style-name="T18">(vd)</text:span></text:p>
      <text:p text:style-name="P3"><text:span text:style-name="T18"/></text:p>
      <text:p text:style-name="P3"><text:span text:style-name="T18"><text:tab/><text:tab/></text:span><text:span text:style-name="T19">ECRIRE<text:s/></text:span><text:span text:style-name="T20">("Saisissez le pas ")</text:span></text:p>
      <text:p text:style-name="P3"><text:span text:style-name="T20"><text:tab/><text:tab/></text:span><text:span text:style-name="T21">Lire<text:s/></text:span><text:span text:style-name="T22">(p);</text:span></text:p>
      <text:p text:style-name="P3"><text:span text:style-name="T22"/></text:p>
      <text:p text:style-name="P3"><text:span text:style-name="T22"><text:tab/><text:tab/>int [vd][0]</text:span><text:span text:style-name="T23"/></text:p>
      <text:p text:style-name="P4"><text:span text:style-name="T23"><text:tab/><text:tab/></text:span><text:span text:style-name="T24">POUR<text:s/></text:span><text:span text:style-name="T25">i allant de 0 à nl-1<text:s/></text:span><text:span text:style-name="T26">ALORS<text:s/></text:span><text:span text:style-name="T27"/></text:p>
      <text:p text:style-name="P4"><text:span text:style-name="T27"><text:tab/><text:tab/><text:tab/></text:span><text:span text:style-name="T28">POUR<text:s/></text:span><text:span text:style-name="T29">j allant de 0 à nc-1<text:s/></text:span><text:span text:style-name="T30">ALORS</text:span><text:span text:style-name="T31"/></text:p>
      <text:p text:style-name="P5"><text:span text:style-name="T32"><text:tab/><text:tab/><text:tab/><text:tab/>FAIRE<text:s/></text:span><text:span text:style-name="T33">tab[i][j] = tab[i][j] + p<text:line-break/><text:tab/><text:tab/><text:tab/></text:span><text:span text:style-name="T34">FIN_POUR</text:span><text:span text:style-name="T35"/></text:p>
      <text:p text:style-name="P6"><text:span text:style-name="T35"><text:tab/><text:tab/></text:span><text:span text:style-name="T36">FIN_POUR</text:span></text:p>
      <text:p text:style-name="P6"><text:span text:style-name="T37"><text:tab/><text:tab/><text:tab/></text:span></text:p>
      <text:p text:style-name="P6"><text:span text:style-name="T38"><text:tab/><text:tab/></text:span><text:span text:style-name="T39">ECRIRE<text:s/></text:span><text:span text:style-name="T40">tab[i][j]</text:span></text:p>
      <text:p text:style-name="P6"><text:span text:style-name="T41"><text:tab/></text:span></text:p>
      <text:p text:style-name="P7"><text:span text:style-name="T41"><text:tab/></text:span><text:span text:style-name="T42">FIN </text:span></text:p>
      <text:p text:style-name="P7"><text:span text:style-name="T42"/></text:p>
      <text:p text:style-name="P7"><text:span text:style-name="T42"/></text:p>
      <text:p text:style-name="P7"><text:span text:style-name="T43">CORRECTION</text:span></text:p>
      <text:p text:style-name="P7"><text:span text:style-name="T44">Contantes</text:span></text:p>
      <text:p text:style-name="P7"><text:span text:style-name="T44"><text:tab/>ENTIER: nl =10<text:line-break/><text:tab/>ENTIER<text:s text:c="2"/>nc = 2</text:span></text:p>
      <text:p text:style-name="P7"><text:span text:style-name="T44">VARIABLES<text:line-break/><text:tab/>ENTIER<text:s/></text:span><text:span text:style-name="T45">val, valDépart, pas, i, j<text:line-break/></text:span><text:span text:style-name="T46"><text:tab/>tableau de ENTIER<text:s/></text:span><text:span text:style-name="T47">tab[nl][nc]</text:span><text:span text:style-name="T48"/></text:p>
      <text:p text:style-name="P7"><text:span text:style-name="T48">DEBUT<text:line-break/><text:tab/>ECRIRE VALEUR DEPART<text:line-break/><text:tab/>LIRE (</text:span><text:span text:style-name="T49">valDepart</text:span><text:span text:style-name="T50">)</text:span></text:p>
      <text:p text:style-name="P8"><text:span text:style-name="T50"><text:tab/></text:span><text:span text:style-name="T51">ECRIRE VALEUR du pas<text:line-break/><text:tab/>LIRE (</text:span><text:span text:style-name="T52">pas</text:span><text:span text:style-name="T53">)<text:line-break/><text:tab/></text:span><text:span text:style-name="T54">val = valDepart<text:line-break/><text:line-break/></text:span><text:span text:style-name="T55">POUR<text:s/></text:span><text:span text:style-name="T56">i allant de 0 à nl-1<text:s/></text:span><text:span text:style-name="T57">FAIRE<text:line-break/><text:tab/>POUR<text:s/></text:span><text:span text:style-name="T58">j</text:span><text:span text:style-name="T59"><text:s/>ALLANT de<text:s/></text:span><text:span text:style-name="T60">0<text:s/></text:span><text:span text:style-name="T61">A<text:s/></text:span><text:span text:style-name="T62">nc-1<text:s/></text:span><text:span text:style-name="T63">FAIRE<text:line-break/><text:tab/><text:tab/></text:span><text:span text:style-name="T64">tab[i][j] = val<text:line-break/><text:tab/><text:tab/>val=val+p<text:line-break/><text:tab/></text:span><text:span text:style-name="T65">FIN_POUR</text:span></text:p>
      <text:p text:style-name="P8"><text:span text:style-name="T65">FIN_POUR</text:span></text:p>
      <text:p text:style-name="P9"><text:span text:style-name="T66">FIN</text:span></text:p>
      <text:p text:style-name="P10"><text:span text:style-name="T67"/></text:p>
      <text:p text:style-name="P10"><text:span text:style-name="T68"/></text:p>
      <text:p text:style-name="P10"><text:span text:style-name="T69"/></text:p>
      <text:p text:style-name="P10"><text:span text:style-name="T69"/></text:p>
      <text:p text:style-name="P10"><text:span text:style-name="T69"/></text:p>
      <text:p text:style-name="P10"><text:span text:style-name="T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